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e52f" officeooo:paragraph-rsid="0006e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y for group assignment</text:p>
      <text:p text:style-name="P1"/>
      <text:p text:style-name="P1"><text:a xlink:type="simple" xlink:href="http://stackoverflow.com/questions/932639/haskell-cant-use-map-putstrln">http://stackoverflow.com/questions/932639/haskell-cant-use-map-putstrln</text:a></text:p>
      <text:p text:style-name="P1">no author, “Haskell, can't use “map printStrLn?””, Stack Overflow, accessed 10/7/2014, published <text:s/>4/17/2011</text:p>
      <text:p text:style-name="P1"/>
      <text:p text:style-name="P1"><text:a xlink:type="simple" xlink:href="http://www.haskell.org/haskellwiki/99_questions/Solutions/26">http://www.haskell.org/haskellwiki/99_questions/Solutions/26</text:a></text:p>
      <text:p text:style-name="P1">no author, “99 questions/Solutions?26”, HaskellWiki, <text:s/>accessed 10/7/2014, published 1/18/201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23:38:12.653702433</meta:creation-date>
    <dc:date>2014-10-07T23:44:18.334046108</dc:date>
    <meta:editing-duration>P0D</meta:editing-duration>
    <meta:editing-cycles>1</meta:editing-cycles>
    <meta:document-statistic meta:table-count="0" meta:image-count="0" meta:object-count="0" meta:page-count="1" meta:paragraph-count="5" meta:word-count="28" meta:character-count="364" meta:non-whitespace-character-count="339"/>
    <meta:generator>LibreOffice/4.2.6.3$Linux_X86_64 LibreOffice_project/420m0$Build-3</meta:generator>
  </office:meta>
</office:document-meta>
</file>